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174f6"/>
    </style:style>
    <style:style style:name="T1" style:family="text">
      <style:text-properties officeooo:rsid="001174f6"/>
    </style:style>
    <style:style style:name="gr1" style:family="graphic" style:parent-style-name="Frame">
      <style:graphic-properties draw:auto-grow-height="false" fo:min-height="4.618cm" fo:min-width="6.112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Alakzat 1" draw:style-name="gr1" svg:width="12.692cm" svg:height="14.253cm" svg:x="1.859cm" svg:y="0.42cm"><text:p text:style-name="Frame_20_contents"/><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xt:p>
      <text:p text:style-name="Standard"/>
      <text:p text:style-name="Standard"/>
      <text:p text:style-name="Standard"/>
      <text:p text:style-name="Standard"/>
      <text:p text:style-name="P1"/>
      <text:p text:style-name="P1"/>
      <text:p text:style-name="P1"/>
      <text:p text:style-name="P1"><text:tab/><text:tab/><text:tab/><text:span text:style-name="T1">1<text:tab/><text:tab/><text:tab/> <text:s text:c="2"/>2<text:tab/><text:tab/><text:tab/><text:tab/>3</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span text:style-name="T1">4<text:tab/><text:tab/><text:tab/>5<text:tab/><text:tab/><text:tab/><text:tab/>6</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hu" fo:country="H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04T15:05:07.758000000</meta:creation-date>
    <dc:date>2022-04-04T15:22:17.624000000</dc:date>
    <meta:editing-duration>PT1M22S</meta:editing-duration>
    <meta:editing-cycles>2</meta:editing-cycles>
    <meta:generator>LibreOfficeDev/7.4.0.0.alpha0$Windows_X86_64 LibreOffice_project/2bb10a827ac13d0caf009e8526ccd9f17dc71653</meta:generator>
    <meta:document-statistic meta:table-count="0" meta:image-count="0" meta:object-count="0" meta:page-count="1" meta:paragraph-count="2" meta:word-count="6" meta:character-count="29" meta:non-whitespace-character-count="6"/>
  </office:meta>
</office:document-meta>
</file>